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latedURLFormatter.getTemplatedURLFormatter( ServletRequest servlet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mplatedURLFormatter.getKnown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dURLFormatter.getRequired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dURLFormatter.initServletRequest( ServletRequest servletRequest , TemplatedURLFormatter format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mplatedURLFormatter.getTemplatedURLFormatter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mplatedURLFormatter.initServletContext( ServletContext servletContext , TemplatedURLFormatter format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